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IPA明朝" svg:font-family="IPA明朝" style:font-pitch="variable"/>
    <style:font-face style:name="TakaoPMincho1" svg:font-family="TakaoPMincho" style:font-pitch="variable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.8500003814697pt" style:font-name-asian="IPA明朝" style:font-size-asian="20pt" style:font-size-complex="22.8500003814697pt"/>
    </style:style>
    <style:style style:name="P2" style:family="paragraph" style:parent-style-name="Standard">
      <style:paragraph-properties fo:text-align="end" style:justify-single-word="false"/>
      <style:text-properties fo:font-size="9.10000038146973pt" style:font-name-asian="IPA明朝" style:font-size-asian="8pt" style:font-size-complex="9.10000038146973pt"/>
    </style:style>
    <style:style style:name="P3" style:family="paragraph" style:parent-style-name="Standard">
      <style:paragraph-properties fo:text-align="start" style:justify-single-word="false"/>
      <style:text-properties fo:font-size="13.6999998092651pt" fo:font-style="italic" fo:font-weight="bold" style:font-name-asian="IPA明朝" style:font-size-asian="12pt" style:font-style-asian="italic" style:font-weight-asian="bold" style:font-size-complex="13.6999998092651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.6999998092651pt" fo:font-style="normal" fo:font-weight="normal" style:font-name-asian="IPA明朝" style:font-size-asian="12pt" style:font-style-asian="normal" style:font-weight-asian="normal" style:font-size-complex="13.699999809265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.6999998092651pt" fo:font-style="normal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IPA明朝" style:font-size-asian="12pt" style:font-style-asian="normal" style:font-weight-asian="bold" style:font-size-complex="13.6999998092651pt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sans-serif" fo:font-size="9.75pt" fo:letter-spacing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sans-serif" fo:font-size="9.75pt" fo:letter-spacing="normal" fo:font-weight="bold" style:font-name-asian="IPA明朝" style:font-size-asian="12pt" style:font-style-asian="normal" style:font-weight-asian="bold" style:font-size-complex="13.6999998092651pt" style:font-style-complex="normal" style:font-weight-complex="bold"/>
    </style:style>
    <style:style style:name="T8" style:family="text">
      <style:text-properties fo:font-variant="normal" fo:text-transform="none" fo:color="#000000" style:font-name="sans-serif" fo:font-size="9.75pt" fo:letter-spacing="normal" fo:font-weight="bold" style:font-name-asian="IPA明朝" style:font-size-asian="12pt" style:font-style-asian="normal" style:font-weight-asian="normal" style:font-size-complex="13.6999998092651pt" style:font-style-complex="normal" style:font-weight-complex="normal"/>
    </style:style>
    <style:style style:name="T9" style:family="text">
      <style:text-properties fo:font-variant="normal" fo:text-transform="none" fo:color="#000000" style:font-name="sans-serif" fo:font-size="9.75pt" fo:letter-spacing="normal" style:text-underline-style="solid" style:text-underline-type="double" style:text-underline-width="auto" style:text-underline-color="font-color" fo:font-weight="bold" style:font-name-asian="IPA明朝" style:font-size-asian="12pt" style:font-style-asian="normal" style:font-weight-asian="normal" style:font-size-complex="13.6999998092651pt" style:font-style-complex="normal" style:font-weight-complex="normal"/>
    </style:style>
    <style:style style:name="T10" style:family="text">
      <style:text-properties fo:font-variant="normal" fo:text-transform="none" fo:color="#000000" style:font-name="sans-serif" fo:font-size="9.75pt" fo:letter-spacing="normal" fo:font-style="italic" fo:font-weight="bold" style:font-name-asian="IPA明朝" style:font-size-asian="12pt" style:font-style-asian="italic" style:font-weight-asian="bold" style:font-size-complex="13.6999998092651pt" style:font-style-complex="italic" style:font-weight-complex="bold"/>
    </style:style>
    <style:style style:name="T11" style:family="text">
      <style:text-properties fo:font-variant="normal" fo:text-transform="none" fo:color="#000000" style:font-name="sans-serif" fo:font-size="9.75pt" fo:letter-spacing="normal" fo:font-style="italic" fo:font-weight="bold" style:font-name-asian="IPA明朝" style:font-size-asian="12pt" style:font-style-asian="normal" style:font-weight-asian="normal" style:font-size-complex="13.6999998092651pt" style:font-style-complex="normal" style:font-weight-complex="normal"/>
    </style:style>
    <style:style style:name="T12" style:family="text">
      <style:text-properties style:font-name-asian="IPA明朝" style:font-size-asian="12pt" style:font-style-asian="normal" style:font-weight-asian="normal" style:font-size-complex="13.699999809265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eHorseRacingコース機能実装計画書</text:p>
      <text:p text:style-name="P2">2013/10/24 21:35:40 Ubuntu by mozipi</text:p>
      <text:p text:style-name="Horizontal_20_Line"/>
      <text:p text:style-name="P3">・主な概要</text:p>
      <text:p text:style-name="P4">MineHorseRacingのレースを簡易化するために作るプラグイン。</text:p>
      <text:p text:style-name="P4">複数のコースを作ることができる。</text:p>
      <text:p text:style-name="P3"/>
      <text:p text:style-name="P3">・CheckPoint機能</text:p>
      <text:p text:style-name="P4">レースの反則を防いだり、順位のつけかたを簡単にするため、<text:span text:style-name="T3">CheckPoint機能</text:span>つける。</text:p>
      <text:p text:style-name="P4">その馬が走るべきコースが違ってもカウントされる。</text:p>
      <text:p text:style-name="P4">チェックポイントをまたいで通過した場合はその時点で、反則とみなされ、強制的にプレイヤーと共に、待機地点にワープさせられ、メッセージを出す。</text:p>
      <text:p text:style-name="P4">CheckPointには角度指定可能(<text:span text:style-name="T2">コースアウト機能用</text:span>)</text:p>
      <text:p text:style-name="P4">範囲指定は、WorldEditのAPIで指定する。</text:p>
      <text:p text:style-name="P4">この機能は、<text:span text:style-name="T3">カウントダウン機能・タイマー機能・コースアウト機能</text:span>と連携して動作する。</text:p>
      <text:p text:style-name="P4"/>
      <text:p text:style-name="P3">・カウントダウン機能</text:p>
      <text:p text:style-name="P4">レースのフライングを防ぐための機能。</text:p>
      <text:p text:style-name="P4">カウントが0(任意の文字列も可能)になっていないとき、<text:span text:style-name="T1">CheckPoint</text:span>を踏んだ場合、強制的にプレイヤーと共に、待機地点にワープさせられ、メッセージを出す。</text:p>
      <text:p text:style-name="P4">この機能は、<text:span text:style-name="T2">CheckPoint機能・タイマー機能</text:span>と連携して動作する。</text:p>
      <text:p text:style-name="P4"/>
      <text:p text:style-name="P3">・自動乗馬機能(Toggle可能)</text:p>
      <text:p text:style-name="P4">ログイン時、もしくはコマンドを打った時に、自動的にプレイヤーを馬にのせることができる。</text:p>
      <text:p text:style-name="P4">ログイン時は、「ランダム・ログイン順」</text:p>
      <text:p text:style-name="P4">コマンドは、「ランダム・プレイヤー直接指定」</text:p>
      <text:p text:style-name="P4">とする。</text:p>
      <text:p text:style-name="P4">自動乗馬をしたあとは、そのコースのプレイヤー直接指定の内容は消去される。</text:p>
      <text:p text:style-name="P4"/>
      <text:p text:style-name="P3">・タイマー機能(Toggle可能)</text:p>
      <text:p text:style-name="P4">順位や走った時間を簡単に表示するための機能。</text:p>
      <text:p text:style-name="P4">カウントダウンが開始したときから計測を開始する。</text:p>
      <text:p text:style-name="P4">ゴールしたときに、時間と名前、番号が表示される。</text:p>
      <text:p text:style-name="P4">ScoreBoardに順位を出すことも可能(Sidebarのみ)。</text:p>
      <text:p text:style-name="P4">この機能は、<text:span text:style-name="T3">CheckPoint機能・カウントダウン機能</text:span>と連携して動作する。</text:p>
      <text:p text:style-name="P4"/>
      <text:p text:style-name="P4"><text:soft-page-break/></text:p>
      <text:p text:style-name="P4"/>
      <text:p text:style-name="P3"/>
      <text:p text:style-name="P3">・アイテム機能(Toggle可能)</text:p>
      <text:p text:style-name="P4">特定のブロックを馬が通った場合に、アイテムを配布する。</text:p>
      <text:p text:style-name="P4">クールダウンタイム指定可能。</text:p>
      <text:p text:style-name="P4">順位によって、アイテムを変えられる。</text:p>
      <text:p text:style-name="P4">1位の状態での初期確率と、順位が下がるごとに上下するオフセットを指定して確立を決める。</text:p>
      <text:p text:style-name="P4"/>
      <text:p text:style-name="P3">・コースアウト検出機能(Toggle可能)</text:p>
      <text:p text:style-name="P5"><text:span text:style-name="T12">特定の範囲から出た場合に、プレイヤーと馬を最後に通った</text:span><text:span text:style-name="T4">CheckPoint</text:span><text:span text:style-name="T8">まで戻す機能。</text:span></text:p>
      <text:p text:style-name="P5"><text:span text:style-name="T8">範囲指定はWorldEditAPIで行う。</text:span></text:p>
      <text:p text:style-name="P5"><text:span text:style-name="T8">この機能は、</text:span><text:span text:style-name="T10">CheckPoint機能</text:span><text:span text:style-name="T11">と連携して動作する。</text:span></text:p>
      <text:p text:style-name="P5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IPA明朝" svg:font-family="IPA明朝" style:font-pitch="variable"/>
    <style:font-face style:name="TakaoPMincho1" svg:font-family="TakaoPMincho" style:font-pitch="variable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TakaoPGothic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kaoPGothic" fo:font-size="14pt" style:font-name-asian="TakaoPGothic1" style:font-size-asian="14pt" style:font-name-complex="TakaoPGothic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zipi </meta:initial-creator>
    <meta:creation-date>2013-10-24T21:32:46</meta:creation-date>
    <dc:date>2013-10-24T22:46:06</dc:date>
    <dc:creator>mozipi </dc:creator>
    <meta:editing-duration>PT22M49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37" meta:word-count="416" meta:character-count="1037" meta:non-whitespace-character-count="1063"/>
  </office:meta>
</office:document-meta>
</file>